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256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0.9173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2.9717in"/>
    </style:style>
    <style:style style:name="co7" style:family="table-column">
      <style:table-column-properties fo:break-before="auto" style:column-width="2.8953in"/>
    </style:style>
    <style:style style:name="co8" style:family="table-column">
      <style:table-column-properties fo:break-before="auto" style:column-width="0.9063in"/>
    </style:style>
    <style:style style:name="co10" style:family="table-column">
      <style:table-column-properties fo:break-before="auto" style:column-width="4.4028in"/>
    </style:style>
    <style:style style:name="co11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ＭＳ Ｐゴシック" style:font-name-complex="Lucida Sans"/>
    </style:style>
    <style:style style:name="T1" style:family="text">
      <style:text-properties style:font-name="Arial" style:font-name-asian="ＭＳ Ｐゴシック" style:font-name-complex="Lucida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>
            <text:p>Pass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Java Method(s)</text:p>
          </table:table-cell>
          <table:table-cell table:style-name="ce1" office:value-type="string">
            <text:p>Test Method</text:p>
          </table:table-cell>
          <table:table-cell table:style-name="ce1" office:value-type="string">
            <text:p>Http Method</text:p>
          </table:table-cell>
          <table:table-cell table:style-name="ce1" office:value-type="string">
            <text:p>API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sav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findByNam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uthoritiesRepository</text:p>
          </table:table-cell>
          <table:table-cell office:value-type="string">
            <text:p>sav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ConsensusRepository</text:p>
          </table:table-cell>
          <table:table-cell office:value-type="string">
            <text:p>sav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sav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findEnneagramTypingByTypistAndEntryNam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sav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findByNam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office:value-type="string">
            <text:p>sav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table:style-name="ce2" office:value-type="string">
            <text:p><text:span text:style-name="T1">findByName</text:span>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estRepository</text:p>
          </table:table-cell>
          <table:table-cell office:value-type="string">
            <text:p>save</text:p>
          </table:table-cell>
          <table:table-cell office:value-type="string">
            <text:p>no test needed- marking 'y' anyways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sav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viewAllOfMyTypings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sav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findByNam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getAppUserByNam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findById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saveAppUser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ConsensusServiceImpl</text:p>
          </table:table-cell>
          <table:table-cell office:value-type="string">
            <text:p>saveEnneagramTypingConsensus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ServiceImpl</text:p>
          </table:table-cell>
          <table:table-cell office:value-type="string">
            <text:p>fix this- has saveEnneagramTypingConsensus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getEntry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saveEntry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InfoServiceImpl</text:p>
          </table:table-cell>
          <table:table-cell office:value-type="string">
            <text:p>fix this- should be getTypists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estServiceImpl</text:p>
          </table:table-cell>
          <table:table-cell office:value-type="string">
            <text:p>saveTestEntity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AllOfMyTypings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saveTyping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Typing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addTyping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updateTyping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deleteTyping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createEnneagramTyping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updateEnneagramTyping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stServiceImpl</text:p>
          </table:table-cell>
          <table:table-cell office:value-type="string">
            <text:p>saveTypist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UserDetailsServiceImpl</text:p>
          </table:table-cell>
          <table:table-cell office:value-type="string">
            <text:p>loadUserByUsernam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addNewEntry</text:p>
          </table:table-cell>
          <table:table-cell/>
          <table:table-cell office:value-type="string">
            <text:p>POST</text:p>
          </table:table-cell>
          <table:table-cell office:value-type="string">
            <text:p>/console/add_entry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editUserRole</text:p>
          </table:table-cell>
          <table:table-cell/>
          <table:table-cell office:value-type="string">
            <text:p>PATCH</text:p>
          </table:table-cell>
          <table:table-cell office:value-type="string">
            <text:p>/console/update_user/{name}/rol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editUserStatus</text:p>
          </table:table-cell>
          <table:table-cell/>
          <table:table-cell office:value-type="string">
            <text:p>PATCH</text:p>
          </table:table-cell>
          <table:table-cell office:value-type="string">
            <text:p>/update_user/{name}/status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Fix the AdminService having update role/user APIs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EntryController</text:p>
          </table:table-cell>
          <table:table-cell office:value-type="string">
            <text:p>getEntry</text:p>
          </table:table-cell>
          <table:table-cell/>
          <table:table-cell office:value-type="string">
            <text:p>GET</text:p>
          </table:table-cell>
          <table:table-cell office:value-type="string">
            <text:p>/api/${api.version}/profile/{entryName}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InfoController</text:p>
          </table:table-cell>
          <table:table-cell office:value-type="string">
            <text:p>fix- should be getTypist</text:p>
          </table:table-cell>
          <table:table-cell/>
          <table:table-cell office:value-type="string">
            <text:p>GET</text:p>
          </table:table-cell>
          <table:table-cell office:value-type="string">
            <text:p>/api/info/typis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RegistrationController</text:p>
          </table:table-cell>
          <table:table-cell office:value-type="string">
            <text:p>registerUser</text:p>
          </table:table-cell>
          <table:table-cell/>
          <table:table-cell office:value-type="string">
            <text:p>POST</text:p>
          </table:table-cell>
          <table:table-cell office:value-type="string">
            <text:p>/api/${api.version}/registe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estController</text:p>
          </table:table-cell>
          <table:table-cell office:value-type="string">
            <text:p>addNewEntry</text:p>
          </table:table-cell>
          <table:table-cell/>
          <table:table-cell office:value-type="string">
            <text:p>POST</text:p>
          </table:table-cell>
          <table:table-cell office:value-type="string">
            <text:p>/test/makenew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AllOfMyTypings</text:p>
          </table:table-cell>
          <table:table-cell/>
          <table:table-cell office:value-type="string">
            <text:p>GET</text:p>
          </table:table-cell>
          <table:table-cell office:value-type="string">
            <text:p>/api/${api.version}/profile/my_typing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Typing</text:p>
          </table:table-cell>
          <table:table-cell/>
          <table:table-cell office:value-type="string">
            <text:p>GET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addTyping</text:p>
          </table:table-cell>
          <table:table-cell/>
          <table:table-cell office:value-type="string">
            <text:p>POST</text:p>
          </table:table-cell>
          <table:table-cell office:value-type="string">
            <text:p>/api/${api.version}/profile/{entryName}/vote/{typologySystem}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updateTyping</text:p>
          </table:table-cell>
          <table:table-cell/>
          <table:table-cell office:value-type="string">
            <text:p>PATCH</text:p>
          </table:table-cell>
          <table:table-cell office:value-type="string">
            <text:p>/api/${api.version}/profile/{entryName}/vote/{typologySystem}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deleteTyping</text:p>
          </table:table-cell>
          <table:table-cell/>
          <table:table-cell office:value-type="string">
            <text:p>DELETE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UserProfileController</text:p>
          </table:table-cell>
          <table:table-cell office:value-type="string">
            <text:p>viewMyProfile</text:p>
          </table:table-cell>
          <table:table-cell/>
          <table:table-cell office:value-type="string">
            <text:p>GET</text:p>
          </table:table-cell>
          <table:table-cell office:value-type="string">
            <text:p>/api/${api.version}/my_profile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need to add UserProfileService and UserProfileRepository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7">04/27/2024</text:date>, <text:time>18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Cook</meta:initial-creator>
    <meta:creation-date>2024-04-22T18:09:54.56</meta:creation-date>
    <meta:generator>OpenOffice/4.1.7$Win32 OpenOffice.org_project/417m1$Build-9800</meta:generator>
    <dc:date>2024-04-27T18:34:14.38</dc:date>
    <dc:creator>Greg Cook</dc:creator>
    <meta:editing-duration>P2DT23H8M7S</meta:editing-duration>
    <meta:editing-cycles>29</meta:editing-cycles>
    <meta:document-statistic meta:table-count="3" meta:cell-count="240" meta:object-count="0"/>
  </office:meta>
</office:document-meta>
</file>